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131.25mm"/>
    </style:style>
    <style:style style:name="co4" style:family="table-column">
      <style:table-column-properties fo:break-before="auto" style:column-width="183.55mm"/>
    </style:style>
    <style:style style:name="co5" style:family="table-column">
      <style:table-column-properties fo:break-before="auto" style:column-width="14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7.71mm" fo:break-before="auto" style:use-optimal-row-height="false"/>
    </style:style>
    <style:style style:name="ro4" style:family="table-row">
      <style:table-row-properties style:row-height="11.62mm" fo:break-before="auto" style:use-optimal-row-height="true"/>
    </style:style>
    <style:style style:name="ro5" style:family="table-row">
      <style:table-row-properties style:row-height="12.68mm" fo:break-before="auto" style:use-optimal-row-height="false"/>
    </style:style>
    <style:style style:name="ro6" style:family="table-row">
      <style:table-row-properties style:row-height="6.07mm" fo:break-before="auto" style:use-optimal-row-height="true"/>
    </style:style>
    <style:style style:name="ro7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9b7c6" style:text-outline="false" style:text-line-through-style="none" style:text-line-through-type="none" style:font-name="DejaVu Sans Mono" fo:font-size="13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.5pt" style:language-asian="en" style:country-asian="US" style:font-style-asian="normal" style:font-weight-asian="normal" style:font-name-complex="DejaVu Sans Mono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Noto Sans CJK SC Regular"/>
    </style:style>
    <style:style style:name="ce4" style:family="table-cell" style:parent-style-name="Default">
      <style:text-properties style:font-name-asian="Noto Sans CJK SC Regular" style:font-name-complex="Noto Sans CJK SC Regular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style:font-name-asian="Noto Sans CJK SC Regular" style:font-name-complex="Noto Sans CJK SC Regular"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When:项目立项后，对项目进行需求分析后，开始着手编写测试用例；</text:p>
          </table:table-cell>
          <table:covered-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Where:用例一般写在Excel或者是word里面，利用这两个文档对用例进行存档；</text:p>
          </table:table-cell>
          <table:covered-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How：用例设计一般采用的方法有等价类、边界值、错误推测法以及场景法等</text:p>
          </table:table-cell>
          <table:covered-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序号</text:p>
          </table:table-cell>
          <table:table-cell office:value-type="string" calcext:value-type="string">
            <text:p>功能模块</text:p>
          </table:table-cell>
          <table:table-cell office:value-type="string" calcext:value-type="string">
            <text:p>用例标题</text:p>
          </table:table-cell>
          <table:table-cell office:value-type="string" calcext:value-type="string">
            <text:p>测试步骤</text:p>
          </table:table-cell>
          <table:table-cell office:value-type="string" calcext:value-type="string">
            <text:p>期望结果</text:p>
          </table:table-cell>
          <table:table-cell office:value-type="string" calcext:value-type="string">
            <text:p>实际结果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T_001</text:p>
          </table:table-cell>
          <table:table-cell office:value-type="string" calcext:value-type="string">
            <text:p>newtable</text:p>
          </table:table-cell>
          <table:table-cell office:value-type="string" calcext:value-type="string">
            <text:p>输入所有正确的信息进行创建</text:p>
          </table:table-cell>
          <table:table-cell office:value-type="string" calcext:value-type="string">
            <text:p>1.调用newtable接口 并传入所有正确的参数</text:p>
            <text:p>EX：</text:p>
            <text:p>     Newtable '[useraaaaaaab,"23000.0000 SYS", 1, "1001.0000 SYS","100.0000 SYS","100.0000 SYS","1.0000 SYS","50.0000 SYS","1.0000 SYS"]' -p useraaaaaaab</text:p>
          </table:table-cell>
          <table:table-cell office:value-type="string" calcext:value-type="string">
            <text:p>用gettable可以查看到对应的信息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后五个参数全部不为0</text:p>
          </table:table-cell>
          <table:table-cell office:value-type="string" calcext:value-type="string">
            <text:p>newtable '[useraaaaaaab,"23000.0000 SYS", 1, "1001.0000 SYS","100.0000 SYS","100.0000 SYS","1.0000 SYS","50.0000 SYS","1.0000 SYS"]' -p useraaaaaaab</text:p>
          </table:table-cell>
          <table:table-cell office:value-type="string" calcext:value-type="string">
            <text:p>用getable可以查看到对应信息，</text:p>
            <text:p>并且deposit的值为输入值算出来的deposi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后五个参数个别为0</text:p>
          </table:table-cell>
          <table:table-cell office:value-type="string" calcext:value-type="string">
            <text:p>newtable '[useraaaaaaab,"23000.0000 SYS", 1, "1001.0000 SYS","100.0000 SYS","0.0000 SYS","0.0000 SYS","50.0000 SYS","1.0000 SYS"]' -p useraaaaaaab</text:p>
          </table:table-cell>
          <table:table-cell table:style-name="ce3" office:value-type="string" calcext:value-type="string">
            <text:p><text:span text:style-name="T1">用getable可以查看到对应信息，</text:span></text:p>
            <text:p><text:span text:style-name="T1">并且deposit的值为默认初始化的deposit</text:span>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后五个参数全部为0</text:p>
          </table:table-cell>
          <table:table-cell office:value-type="string" calcext:value-type="string">
            <text:p>newtable '[useraaaaaaab,"23000.0000 SYS", 1, "0.0000 SYS","0.0000 SYS","0.0000 SYS","0.0000 SYS","0.0000 SYS","0.0000 SYS"]' -p useraaaaaaab</text:p>
          </table:table-cell>
          <table:table-cell table:style-name="ce4" office:value-type="string" calcext:value-type="string">
            <text:p>用getable可以查看到对应信息，</text:p>
            <text:p><text:span text:style-name="T2">并且deposit的值为默认初始化的deposit</text:span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posit为0</text:p>
          </table:table-cell>
          <table:table-cell office:value-type="string" calcext:value-type="string">
            <text:p>newtable '[useraaaaaaab,"0.0000 SYS", 1, "0.0000 SYS","0.0000 SYS","0.0000 SYS","0.0000 SYS","0.0000 SYS","0.0000 SYS"]' -p useraaaaaaab</text:p>
          </table:table-cell>
          <table:table-cell office:value-type="string" calcext:value-type="string">
            <text:p>程序打印assert中断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deposit大于后五个参数计算出来的结果</text:p>
          </table:table-cell>
          <table:table-cell table:style-name="ce3" office:value-type="string" calcext:value-type="string">
            <text:p>newtable '[useraaaaaaab,"230000.0000 SYS", 1, "1001.0000 SYS","100.0000 SYS","100.0000 SYS","1.0000 SYS","50.0000 SYS","1.0000 SYS"]' -p useraaaaaaab</text:p>
          </table:table-cell>
          <table:table-cell table:style-name="ce3" office:value-type="string" calcext:value-type="string">
            <text:p>用gettable可以查看到对应的信息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deposit小于后五个参数计算出来的结果</text:p>
          </table:table-cell>
          <table:table-cell office:value-type="string" calcext:value-type="string">
            <text:p>newtable '[useraaaaaaab,"100.0000 SYS", 1, "1001.0000 SYS","100.0000 SYS","100.0000 SYS","1.0000 SYS","50.0000 SYS","1.0000 SYS"]' -p useraaaaaaab</text:p>
          </table:table-cell>
          <table:table-cell office:value-type="string" calcext:value-type="string">
            <text:p>程序打印assert中断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isprivate参数是0时</text:p>
          </table:table-cell>
          <table:table-cell table:style-name="ce3" office:value-type="string" calcext:value-type="string">
            <text:p>newtable '[useraaaaaaab,"23000.0000 SYS", 0, "1001.0000 SYS","100.0000 SYS","100.0000 SYS","1.0000 SYS","50.0000 SYS","1.0000 SYS"]' -p useraaaaaaab</text:p>
          </table:table-cell>
          <table:table-cell office:value-type="string" calcext:value-type="string">
            <text:p>getble中对应isprivate值为0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isprivate是1时</text:p>
          </table:table-cell>
          <table:table-cell office:value-type="string" calcext:value-type="string">
            <text:p>newtable '[useraaaaaaab,"23000.0000 SYS", 1, "1001.0000 SYS","100.0000 SYS","100.0000 SYS","1.0000 SYS","50.0000 SYS","1.0000 SYS"]' -p useraaaaaaab</text:p>
          </table:table-cell>
          <table:table-cell table:style-name="ce3" office:value-type="string" calcext:value-type="string">
            <text:p>getble中对应isprivate值为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private是非零时</text:p>
          </table:table-cell>
          <table:table-cell office:value-type="string" calcext:value-type="string">
            <text:p>newtable '[useraaaaaaab,"23000.0000 SYS", 2, "1001.0000 SYS","100.0000 SYS","100.0000 SYS","1.0000 SYS","50.0000 SYS","1.0000 SYS"]' -p useraaaaaaab</text:p>
          </table:table-cell>
          <table:table-cell office:value-type="string" calcext:value-type="string">
            <text:p>程序中断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isprivate是字符时</text:p>
          </table:table-cell>
          <table:table-cell table:style-name="ce3" office:value-type="string" calcext:value-type="string">
            <text:p>newtable '[useraaaaaaab,"23000.0000 SYS", “wls”, "1001.0000 SYS","100.0000 SYS","100.0000 SYS","1.0000 SYS","50.0000 SYS","1.0000 SYS"]' -p useraaaaaaab</text:p>
          </table:table-cell>
          <table:table-cell table:style-name="ce3" office:value-type="string" calcext:value-type="string">
            <text:p>程序中断打印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测试</text:p>
          </table:table-cell>
          <table:table-cell table:style-name="ce3" office:value-type="string" calcext:value-type="string">
            <text:p>newtable '[useraaaaaaaa,"23000.0000 SYS", “wls”, "1001.0000 SYS","100.0000 SYS","100.0000 SYS","1.0000 SYS","50.0000 SYS","1.0000 SYS"]' -p useraaaaaaab</text:p>
          </table:table-cell>
          <table:table-cell office:value-type="string" calcext:value-type="string">
            <text:p>程序打印assert中断信息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6">
          <table:table-cell/>
          <table:table-cell office:value-type="string" calcext:value-type="string">
            <text:p>dealerseed</text:p>
          </table:table-cell>
          <table:table-cell office:value-type="string" calcext:value-type="string">
            <text:p>输入所有正确的参数进行测试</text:p>
          </table:table-cell>
          <table:table-cell office:value-type="string" calcext:value-type="string">
            <text:p>dealerseed '[20,4a44dc15364204a80fe80e9039455cc1608281820fe2b24f1e5233ade6af1dd5]' -p useraaaaaaab</text:p>
          </table:table-cell>
          <table:table-cell table:style-name="ce3" office:value-type="string" calcext:value-type="string">
            <text:p>用gettable可以查看到对应的dealerSeedHash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tableid 边界值的测试</text:p>
          </table:table-cell>
          <table:table-cell table:style-name="ce3" office:value-type="string" calcext:value-type="string">
            <text:p>dealerseed '[2000000000000000,4a44dc15364204a80fe80e9039455cc1608281820fe2b24f1e5233ade6af1dd5]' -p useraaaaaaab</text:p>
          </table:table-cell>
          <table:table-cell table:style-name="ce3" office:value-type="string" calcext:value-type="string">
            <text:p>程序中断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encodeseed 为非checksum256时</text:p>
          </table:table-cell>
          <table:table-cell table:style-name="ce3" office:value-type="string" calcext:value-type="string">
            <text:p>dealerseed '[20,“wls”]' -p useraaaaaaab</text:p>
          </table:table-cell>
          <table:table-cell table:style-name="ce3" office:value-type="string" calcext:value-type="string">
            <text:p>程序中断打印错误信息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重复dealerseed测试</text:p>
          </table:table-cell>
          <table:table-cell office:value-type="string" calcext:value-type="string">
            <text:p>连续两次调用dealerseed</text:p>
          </table:table-cell>
          <table:table-cell office:value-type="string" calcext:value-type="string">
            <text:p>第二次被中断并打印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测试循环开桌</text:p>
          </table:table-cell>
          <table:table-cell office:value-type="string" calcext:value-type="string">
            <text:p>测试一整个流程，从newtable到verseverseed，后边几次直接从dealerseed开始到verserverseed，循环此操作</text:p>
          </table:table-cell>
          <table:table-cell office:value-type="string" calcext:value-type="string">
            <text:p>程序循环开奖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测试</text:p>
          </table:table-cell>
          <table:table-cell table:style-name="ce3" office:value-type="string" calcext:value-type="string">
            <text:p>dealerseed '[20,4a44dc15364204a80fe80e9039455cc1608281820fe2b24f1e5233ade6af1dd5]' -p useraaaaaaac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设置托管</text:p>
          </table:table-cell>
          <table:table-cell office:value-type="string" calcext:value-type="string">
            <text:p>先调用托管接口，然后调用dealerseed接口</text:p>
          </table:table-cell>
          <table:table-cell office:value-type="string" calcext:value-type="string">
            <text:p>getable种没有对应的dealerseedhash数据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取消托管</text:p>
          </table:table-cell>
          <table:table-cell table:style-name="ce3" office:value-type="string" calcext:value-type="string">
            <text:p>先调用取消托管接口，然后调用dealerseed接口</text:p>
          </table:table-cell>
          <table:table-cell table:style-name="ce3" office:value-type="string" calcext:value-type="string">
            <text:p>用gettable可以查看到对应的dealerSeedHash信息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当existing-&gt;dealerBalance &lt; existing-&gt;oneRoundDealerMaxPay * 2，并且托管了</text:p>
          </table:table-cell>
          <table:table-cell office:value-type="string" calcext:value-type="string">
            <text:p>在newtable种把dealerbalance的值设置为200,调用托管action，然后调用这个action</text:p>
          </table:table-cell>
          <table:table-cell office:value-type="string" calcext:value-type="string">
            <text:p>getable种没有对应的dealerseedhash数据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当existing-&gt;dealerBalance &lt; existing-&gt;oneRoundDealerMaxPay * 2，且没有托管</text:p>
          </table:table-cell>
          <table:table-cell table:style-name="ce3" office:value-type="string" calcext:value-type="string">
            <text:p>在newtable种把dealerbalance的值设置为200,调用取消托管action，然后调用这个action</text:p>
          </table:table-cell>
          <table:table-cell table:style-name="ce3" office:value-type="string" calcext:value-type="string">
            <text:p>用gettable可以查看到对应的dealerSeedHash信息，并且状态更改为pause</text:p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6">
          <table:table-cell/>
          <table:table-cell office:value-type="string" calcext:value-type="string">
            <text:p>serverseed</text:p>
          </table:table-cell>
          <table:table-cell office:value-type="string" calcext:value-type="string">
            <text:p>输入所有正确的参数进行测试</text:p>
          </table:table-cell>
          <table:table-cell office:value-type="string" calcext:value-type="string">
            <text:p>serverseed '[20,e4e549408422875958476160732390defefcac7c2bd8353d918fe452d20de2a6]' -p useraaaaaaah</text:p>
          </table:table-cell>
          <table:table-cell table:style-name="ce3" office:value-type="string" calcext:value-type="string">
            <text:p>用gettable可以查看到对应的serverSeedHash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serverseed '[20,e4e549408422875958476160732390defefcac7c2bd8353d918fe452d20de2a6]' -p useraaaaaaah</text:p>
          </table:table-cell>
          <table:table-cell table:style-name="ce3"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判断当牌数小于100是否重新洗牌</text:p>
          </table:table-cell>
          <table:table-cell office:value-type="string" calcext:value-type="string">
            <text:p>设置两副扑克，循环模拟整个round的过程，当牌数小于100的时候重新洗牌</text:p>
          </table:table-cell>
          <table:table-cell office:value-type="string" calcext:value-type="string">
            <text:p>当第二次round的时候，就会重新获取新的牌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当existing-&gt;dealerBalance &lt; existing-&gt;oneRoundDealerMaxPay * 2，并且托管了</text:p>
          </table:table-cell>
          <table:table-cell table:style-name="ce3" office:value-type="string" calcext:value-type="string">
            <text:p>在newtable种把dealerbalance的值设置为200,调用托管action，然后调用这个action</text:p>
          </table:table-cell>
          <table:table-cell office:value-type="string" calcext:value-type="string">
            <text:p>用gettable查看不到对应的serverSeedHash信息，并且状态更改为pause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当existing-&gt;dealerBalance &lt; existing-&gt;oneRoundDealerMaxPay * 2，且没有托管</text:p>
          </table:table-cell>
          <table:table-cell table:style-name="ce3" office:value-type="string" calcext:value-type="string">
            <text:p>在newtable种把dealerbalance的值设置为200,调用取消托管action，然后调用这个action</text:p>
          </table:table-cell>
          <table:table-cell table:style-name="ce3" office:value-type="string" calcext:value-type="string">
            <text:p>用gettable可以查看到对应的serverSeedHash信息，并且状态更改为paus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playerbet</text:p>
          </table:table-cell>
          <table:table-cell office:value-type="string" calcext:value-type="string">
            <text:p>输入所有正确的参数进行测试</text:p>
          </table:table-cell>
          <table:table-cell office:value-type="string" calcext:value-type="string">
            <text:p>Playerbet '[20,useraaaaaaac,"0.0000 SYS","200.0000 SYS","3.0000 SYS","4.0000 SYS","3.0000 SYS"]' -p useraaaaaaac useraaaaaaah</text:p>
          </table:table-cell>
          <table:table-cell office:value-type="string" calcext:value-type="string">
            <text:p>gettable可以看到对应的下注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验证权限（必须是player和server同时），验证只有一个的情况</text:p>
          </table:table-cell>
          <table:table-cell table:style-name="ce3" office:value-type="string" calcext:value-type="string">
            <text:p>Playerbet '[20,useraaaaaaac,"0.0000 SYS","200.0000 SYS","3.0000 SYS","4.0000 SYS","3.0000 SYS"]' -p useraaaaaaac</text:p>
          </table:table-cell>
          <table:table-cell office:value-type="string" calcext:value-type="string">
            <text:p>异常中断错误信息显示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后边下注的五个参数都为0时</text:p>
          </table:table-cell>
          <table:table-cell table:style-name="ce3" office:value-type="string" calcext:value-type="string">
            <text:p>Playerbet '[20,useraaaaaaac,"0.0000 SYS","0.0000 SYS","0.0000 SYS","0.0000 SYS","0.0000 SYS"]' -p useraaaaaaac useraaaaaaah</text:p>
          </table:table-cell>
          <table:table-cell office:value-type="string" calcext:value-type="string">
            <text:p>异常中断错误信息显示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后边下注的五个参数都不为0时</text:p>
          </table:table-cell>
          <table:table-cell table:style-name="ce3" office:value-type="string" calcext:value-type="string">
            <text:p>Playerbet '[20,useraaaaaaac,"10.0000 SYS","200.0000 SYS","3.0000 SYS","4.0000 SYS","3.0000 SYS"]' -p useraaaaaaac useraaaaaaah</text:p>
          </table:table-cell>
          <table:table-cell table:style-name="ce3" office:value-type="string" calcext:value-type="string">
            <text:p>gettable可以看到对应的下注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后边下注的五个参数都个别为0时</text:p>
          </table:table-cell>
          <table:table-cell table:style-name="ce3" office:value-type="string" calcext:value-type="string">
            <text:p>Playerbet '[20,useraaaaaaac,"0.0000 SYS","200.0000 SYS","3.0000 SYS","4.0000 SYS","3.0000 SYS"]' -p useraaaaaaac</text:p>
          </table:table-cell>
          <table:table-cell table:style-name="ce3" office:value-type="string" calcext:value-type="string">
            <text:p>gettable可以看到对应的下注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后边下注的五个参数每个的额度和最小额度的临界值测试</text:p>
          </table:table-cell>
          <table:table-cell table:style-name="ce3" office:value-type="string" calcext:value-type="string">
            <text:p>Playerbet '[20,useraaaaaaac,"0.0000 SYS","200.0000 SYS","1.0000 SYS","4.0000 SYS","3.0000 SYS"]' -p useraaaaaaac</text:p>
          </table:table-cell>
          <table:table-cell office:value-type="string" calcext:value-type="string">
            <text:p>异常中断错误信息显示不同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BP、TIE、PUSH下注总额的临界值测试</text:p>
          </table:table-cell>
          <table:table-cell office:value-type="string" calcext:value-type="string">
            <text:p>多次调用playerbet，多个paler的综合超过总体临界线时</text:p>
          </table:table-cell>
          <table:table-cell table:style-name="ce3" office:value-type="string" calcext:value-type="string">
            <text:p>异常中断错误信息显示不同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重复下注</text:p>
          </table:table-cell>
          <table:table-cell office:value-type="string" calcext:value-type="string">
            <text:p>相同的player在一个round里边调用两次</text:p>
          </table:table-cell>
          <table:table-cell office:value-type="string" calcext:value-type="string">
            <text:p>第二此会assert并打印对应错误信息</text:p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endbet</text:p>
          </table:table-cell>
          <table:table-cell office:value-type="string" calcext:value-type="string">
            <text:p>输入正确参数测试</text:p>
          </table:table-cell>
          <table:table-cell office:value-type="string" calcext:value-type="string">
            <text:p>Endbet '[20]' -p useraaaaaaah</text:p>
          </table:table-cell>
          <table:table-cell office:value-type="string" calcext:value-type="string">
            <text:p>gettable时对应tableID的对应状态为ROUND_REVEAL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时间验证&gt;30s</text:p>
          </table:table-cell>
          <table:table-cell office:value-type="string" calcext:value-type="string">
            <text:p>等待30s以后调用endbet</text:p>
          </table:table-cell>
          <table:table-cell table:style-name="ce3" office:value-type="string" calcext:value-type="string">
            <text:p>gettable时对应tableID的对应状态为ROUND_REVEAL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3" office:value-type="string" calcext:value-type="string">
            <text:p>时间验证&lt;30s</text:p>
          </table:table-cell>
          <table:table-cell office:value-type="string" calcext:value-type="string">
            <text:p>30s内调用endbet</text:p>
          </table:table-cell>
          <table:table-cell office:value-type="string" calcext:value-type="string">
            <text:p>asset中断错误并显示错误信息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6">
          <table:table-cell/>
          <table:table-cell office:value-type="string" calcext:value-type="string">
            <text:p>verdealerseed</text:p>
          </table:table-cell>
          <table:table-cell office:value-type="string" calcext:value-type="string">
            <text:p>输入所有正确参数测试</text:p>
          </table:table-cell>
          <table:table-cell office:value-type="string" calcext:value-type="string">
            <text:p>Verdealerseed '[20,10]' -p useraaaaaaah</text:p>
          </table:table-cell>
          <table:table-cell office:value-type="string" calcext:value-type="string">
            <text:p>gettable可以看到对应的dealerSeed值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seed参数任意输入字符</text:p>
          </table:table-cell>
          <table:table-cell table:style-name="ce3" office:value-type="string" calcext:value-type="string">
            <text:p>verserveseed '[20,wlshhh]' -p useraaaaaaah</text:p>
          </table:table-cell>
          <table:table-cell office:value-type="string" calcext:value-type="string">
            <text:p>asset中断并显示对应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seed参数任意输入数字</text:p>
          </table:table-cell>
          <table:table-cell table:style-name="ce3" office:value-type="string" calcext:value-type="string">
            <text:p>Verserveseed '[20,-20]' -p useraaaaaaah</text:p>
          </table:table-cell>
          <table:table-cell office:value-type="string" calcext:value-type="string">
            <text:p>assethash验证不通过，并显示对应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托管测试</text:p>
          </table:table-cell>
          <table:table-cell office:value-type="string" calcext:value-type="string">
            <text:p>设置托管，并调用verdealerseed</text:p>
          </table:table-cell>
          <table:table-cell table:style-name="ce3" office:value-type="string" calcext:value-type="string">
            <text:p>gettable看不到对应的dealerSeed值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取消托管测试</text:p>
          </table:table-cell>
          <table:table-cell office:value-type="string" calcext:value-type="string">
            <text:p>取消托管，并调用verdealerseed</text:p>
          </table:table-cell>
          <table:table-cell table:style-name="ce3" office:value-type="string" calcext:value-type="string">
            <text:p>gettable可以看到对应的dealerSeed值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时间测试》30秒</text:p>
          </table:table-cell>
          <table:table-cell office:value-type="string" calcext:value-type="string">
            <text:p>超过30s以后调用verdealerseed</text:p>
          </table:table-cell>
          <table:table-cell table:style-name="ce3" office:value-type="string" calcext:value-type="string">
            <text:p>gettable可以看到对应的dealerSeed值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3" office:value-type="string" calcext:value-type="string">
            <text:p>时间测试《30秒</text:p>
          </table:table-cell>
          <table:table-cell office:value-type="string" calcext:value-type="string">
            <text:p>30s内调用verdealerseed</text:p>
          </table:table-cell>
          <table:table-cell office:value-type="string" calcext:value-type="string">
            <text:p>assert中断打印对应出错信息</text:p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6">
          <table:table-cell/>
          <table:table-cell office:value-type="string" calcext:value-type="string">
            <text:p>verserverseed</text:p>
          </table:table-cell>
          <table:table-cell office:value-type="string" calcext:value-type="string">
            <text:p>输入所有正确参数测试</text:p>
          </table:table-cell>
          <table:table-cell table:style-name="ce3" office:value-type="string" calcext:value-type="string">
            <text:p>verserveseed '[20,704]' -p useraaaaaaah</text:p>
          </table:table-cell>
          <table:table-cell table:style-name="ce3" office:value-type="string" calcext:value-type="string">
            <text:p>gettable可以看到对应的开奖结果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测试</text:p>
          </table:table-cell>
          <table:table-cell table:style-name="ce3" office:value-type="string" calcext:value-type="string">
            <text:p>verserveseed '[20,704]' -p useraaaaaaah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时间测试》30秒</text:p>
          </table:table-cell>
          <table:table-cell table:style-name="ce3" office:value-type="string" calcext:value-type="string">
            <text:p>超过30s以后调用verserverseed</text:p>
          </table:table-cell>
          <table:table-cell table:style-name="ce3" office:value-type="string" calcext:value-type="string">
            <text:p>成功看到开奖结果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第二个参数 输入不正确参数测试</text:p>
          </table:table-cell>
          <table:table-cell table:style-name="ce3" office:value-type="string" calcext:value-type="string">
            <text:p>verserveseed '[20,wlshhh]' -p useraaaaaaah</text:p>
          </table:table-cell>
          <table:table-cell office:value-type="string" calcext:value-type="string">
            <text:p>assert中断打印对应出错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托管测试</text:p>
          </table:table-cell>
          <table:table-cell table:style-name="ce3" office:value-type="string" calcext:value-type="string">
            <text:p>设置托管，并调用verserverseed</text:p>
          </table:table-cell>
          <table:table-cell table:style-name="ce3" office:value-type="string" calcext:value-type="string">
            <text:p>getable可以看到对应的开奖结果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不托管测试</text:p>
          </table:table-cell>
          <table:table-cell table:style-name="ce3" office:value-type="string" calcext:value-type="string">
            <text:p>取消托管，并调用verserverseed</text:p>
          </table:table-cell>
          <table:table-cell table:style-name="ce3" office:value-type="string" calcext:value-type="string">
            <text:p>gettable可以看到对应的开奖结果，这个结果跟上一个结果不一致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断网测试</text:p>
          </table:table-cell>
          <table:table-cell office:value-type="string" calcext:value-type="string">
            <text:p>？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多轮round开奖测试（整体需要查看的结果需要细化）</text:p>
          </table:table-cell>
          <table:table-cell office:value-type="string" calcext:value-type="string">
            <text:p>在一个桌种for循环游戏，并将结果打印到一个指定文件，分析文件种个数值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这个里边有一个10000次的发牌样本测试</text:p>
          </table:table-cell>
          <table:table-cell office:value-type="string" calcext:value-type="string">
            <text:p>？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胜负转账测试</text:p>
          </table:table-cell>
          <table:table-cell office:value-type="string" calcext:value-type="string">
            <text:p>在游戏前记录对应钱，游戏后根据输赢算出对应金额，比较是否正确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rusteeship '[20]' -p useraaaaaaab</text:p>
          </table:table-cell>
          <table:table-cell office:value-type="string" calcext:value-type="string">
            <text:p>gettable查看对应trusteeship是否为tru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usteeship</text:p>
          </table:table-cell>
          <table:table-cell office:value-type="string" calcext:value-type="string">
            <text:p>输入已有的桌号</text:p>
          </table:table-cell>
          <table:table-cell table:style-name="ce3" office:value-type="string" calcext:value-type="string">
            <text:p>Trusteeship '[-1]' -p useraaaaaaab</text:p>
          </table:table-cell>
          <table:table-cell office:value-type="string" calcext:value-type="string">
            <text:p>asset中断并显示对应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输入没有创建的桌号</text:p>
          </table:table-cell>
          <table:table-cell table:style-name="ce3" office:value-type="string" calcext:value-type="string">
            <text:p>Trusteeship '[20]' -p useraaaaaaac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测试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6">
          <table:table-cell/>
          <table:table-cell office:value-type="string" calcext:value-type="string">
            <text:p>exittuteship</text:p>
          </table:table-cell>
          <table:table-cell office:value-type="string" calcext:value-type="string">
            <text:p>输入已有的桌号</text:p>
          </table:table-cell>
          <table:table-cell office:value-type="string" calcext:value-type="string">
            <text:p>Exitruteship '[20']' -p useraaaaaaab</text:p>
          </table:table-cell>
          <table:table-cell table:style-name="ce3" office:value-type="string" calcext:value-type="string">
            <text:p>gettable查看对应trusteeship是否为false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输入没有创建的桌号</text:p>
          </table:table-cell>
          <table:table-cell table:style-name="ce3" office:value-type="string" calcext:value-type="string">
            <text:p>Exitruteship '[-1]' -p useraaaaaaab</text:p>
          </table:table-cell>
          <table:table-cell table:style-name="ce3" office:value-type="string" calcext:value-type="string">
            <text:p>asset中端并显示对应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权限测试</text:p>
          </table:table-cell>
          <table:table-cell table:style-name="ce3" office:value-type="string" calcext:value-type="string">
            <text:p>Exitruteship '[-1]' -p useraaaaaaac</text:p>
          </table:table-cell>
          <table:table-cell table:style-name="ce3"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disconnecthi</text:p>
          </table:table-cell>
          <table:table-cell office:value-type="string" calcext:value-type="string">
            <text:p>权限测试</text:p>
          </table:table-cell>
          <table:table-cell office:value-type="string" calcext:value-type="string">
            <text:p>disconnecthi '[“useraaaaaaab”，20']' -p useraaaaaaab</text:p>
          </table:table-cell>
          <table:table-cell office:value-type="string" calcext:value-type="string">
            <text:p>非服务器权限的账户调用assert中断并显示错误信息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输入的参数informd和桌号的dealer不符</text:p>
          </table:table-cell>
          <table:table-cell office:value-type="string" calcext:value-type="string">
            <text:p>当输入的第一个参数和第二个参数table对应的账户不符合的时候</text:p>
          </table:table-cell>
          <table:table-cell office:value-type="string" calcext:value-type="string">
            <text:p>asset中断并显示对应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输入的参数informd和桌号的dealer相符</text:p>
          </table:table-cell>
          <table:table-cell table:style-name="ce3" office:value-type="string" calcext:value-type="string">
            <text:p>当输入的第一个参数和第二个参数table对应的账户符合的时候</text:p>
          </table:table-cell>
          <table:table-cell office:value-type="string" calcext:value-type="string">
            <text:p>打印提示信息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erasedata</text:p>
          </table:table-cell>
          <table:table-cell office:value-type="string" calcext:value-type="string">
            <text:p>权限测试</text:p>
          </table:table-cell>
          <table:table-cell office:value-type="string" calcext:value-type="string">
            <text:p>Erasingdata '[2']' -p gamebaccarat</text:p>
          </table:table-cell>
          <table:table-cell office:value-type="string" calcext:value-type="string">
            <text:p>非指定权限账户不能删除对应table信息，assert中断现实对应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全部删除</text:p>
          </table:table-cell>
          <table:table-cell table:style-name="ce3" office:value-type="string" calcext:value-type="string">
            <text:p>Erasingdata '[-1]' -p gamebaccarat</text:p>
          </table:table-cell>
          <table:table-cell office:value-type="string" calcext:value-type="string">
            <text:p>gettable种没有任何数据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删除close的</text:p>
          </table:table-cell>
          <table:table-cell table:style-name="ce3" office:value-type="string" calcext:value-type="string">
            <text:p>Erasingdata '[-2]' -p gamebaccarat</text:p>
          </table:table-cell>
          <table:table-cell office:value-type="string" calcext:value-type="string">
            <text:p>gettable种没有状态为closed的数据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删除指定key</text:p>
          </table:table-cell>
          <table:table-cell table:style-name="ce3" office:value-type="string" calcext:value-type="string">
            <text:p>Erasingdata '[2']' -p gamebaccarat</text:p>
          </table:table-cell>
          <table:table-cell office:value-type="string" calcext:value-type="string">
            <text:p>gettable种没有指定删除的数据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指定参数传入字符串</text:p>
          </table:table-cell>
          <table:table-cell table:style-name="ce3" office:value-type="string" calcext:value-type="string">
            <text:p>Erasingdata '[wls]' -p gamebaccarat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指定参数传入uint64_t最大边界值</text:p>
          </table:table-cell>
          <table:table-cell table:style-name="ce3" office:value-type="string" calcext:value-type="string">
            <text:p>Erasingdata '[20000000000000000000000000]' -p gamebaccarat</text:p>
          </table:table-cell>
          <table:table-cell table:style-name="ce3"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传入参数为-100类似的负数</text:p>
          </table:table-cell>
          <table:table-cell table:style-name="ce3" office:value-type="string" calcext:value-type="string">
            <text:p>Erasingdata '[-110]' -p gamebaccarat</text:p>
          </table:table-cell>
          <table:table-cell table:style-name="ce3"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pausetabledea</text:p>
          </table:table-cell>
          <table:table-cell office:value-type="string" calcext:value-type="string">
            <text:p>正确参数验证</text:p>
          </table:table-cell>
          <table:table-cell office:value-type="string" calcext:value-type="string">
            <text:p>pausetabledea '['20']' -p useraaaaaaab</text:p>
          </table:table-cell>
          <table:table-cell office:value-type="string" calcext:value-type="string">
            <text:p>gettable显示的状态为paus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pausetabledea '['20']' -p abc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6">
          <table:table-cell/>
          <table:table-cell office:value-type="string" calcext:value-type="string">
            <text:p>pausetablesee</text:p>
          </table:table-cell>
          <table:table-cell office:value-type="string" calcext:value-type="string">
            <text:p>正确参数验证</text:p>
          </table:table-cell>
          <table:table-cell table:style-name="ce3" office:value-type="string" calcext:value-type="string">
            <text:p>pausetablesee '[20']' -p useraaaaaaab</text:p>
          </table:table-cell>
          <table:table-cell table:style-name="ce3" office:value-type="string" calcext:value-type="string">
            <text:p>gettable显示的状态为paus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pausetablesee '[20']' -p useraaaaaaab</text:p>
          </table:table-cell>
          <table:table-cell office:value-type="string" calcext:value-type="string">
            <text:p>非server权限会中断并打印错误信息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continuetable</text:p>
          </table:table-cell>
          <table:table-cell office:value-type="string" calcext:value-type="string">
            <text:p>正确参数验证</text:p>
          </table:table-cell>
          <table:table-cell office:value-type="string" calcext:value-type="string">
            <text:p>Continuetable '[20]' -p useraaaaaaab</text:p>
          </table:table-cell>
          <table:table-cell office:value-type="string" calcext:value-type="string">
            <text:p>gettable现实状态为round_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isting-&gt;dealerBalance &gt;= existing-&gt;oneRoundDealerMaxPay * 2验证（需不需要托管）</text:p>
          </table:table-cell>
          <table:table-cell office:value-type="string" calcext:value-type="string">
            <text:p>newtable的时候设置delerbalance为200,并且调用pausetabledea接口，然后调用continuetable接口</text:p>
          </table:table-cell>
          <table:table-cell office:value-type="string" calcext:value-type="string">
            <text:p>assert中断并显示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Continuetable '[20]' -p useraaaaaaab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closetable</text:p>
          </table:table-cell>
          <table:table-cell office:value-type="string" calcext:value-type="string">
            <text:p>正确参数验证</text:p>
          </table:table-cell>
          <table:table-cell office:value-type="string" calcext:value-type="string">
            <text:p>Closetable '[20']' -p useraaaaaaab</text:p>
          </table:table-cell>
          <table:table-cell office:value-type="string" calcext:value-type="string">
            <text:p>gettable现实状态为CLOSED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Closetable '[20']' -p useraaaaaaab</text:p>
          </table:table-cell>
          <table:table-cell office:value-type="string" calcext:value-type="string">
            <text:p>非此tableid的dealer调用会中断并打印错误信息</text:p>
            <text:p>并且gettable种dealerbalance为0，状态为CLOSED，对应的dealer账户余额增加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depositable</text:p>
          </table:table-cell>
          <table:table-cell office:value-type="string" calcext:value-type="string">
            <text:p>正确参数验证</text:p>
          </table:table-cell>
          <table:table-cell office:value-type="string" calcext:value-type="string">
            <text:p>depositable '[useraaaaaaab, 20, "23000.0000 SYS"]' -p useraaaaaaab</text:p>
          </table:table-cell>
          <table:table-cell office:value-type="string" calcext:value-type="string">
            <text:p>gettable种dealerbalance的额度增加了对应的deposit数量，并且状态自动转为ROUND_EN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depositable '[useraaaaaaab, 20, "23000.0000 SYS"]' -p useraaaaaaab</text:p>
          </table:table-cell>
          <table:table-cell office:value-type="string" calcext:value-type="string">
            <text:p>非此tableid对应权限会中断并打印错误信息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抵押额为0</text:p>
          </table:table-cell>
          <table:table-cell table:style-name="ce3" office:value-type="string" calcext:value-type="string">
            <text:p>depositable '[useraaaaaaab, 20, "0.0000 SYS"]' -p useraaaaaaab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3" office:value-type="string" calcext:value-type="string">
            <text:p>抵押额为int最大临界值</text:p>
          </table:table-cell>
          <table:table-cell table:style-name="ce3" office:value-type="string" calcext:value-type="string">
            <text:p>depositable '[useraaaaaaab, 20, "90000000000000000000000.0000 SYS"]' -p useraaaaaaab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dealerwitdaw</text:p>
          </table:table-cell>
          <table:table-cell office:value-type="string" calcext:value-type="string">
            <text:p>正确参数验证</text:p>
          </table:table-cell>
          <table:table-cell office:value-type="string" calcext:value-type="string">
            <text:p>Dealerwitdaw '[20, "2000.0000 SYS"]' -p useraaaaaaab</text:p>
          </table:table-cell>
          <table:table-cell office:value-type="string" calcext:value-type="string">
            <text:p>gettable查看对应dealerbalance对应减少相应额度，对应的账户也balance信息也减少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Dealerwitdaw '[20, "2000.0000 SYS"]' -p useraaaaaaab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提取额度为0</text:p>
          </table:table-cell>
          <table:table-cell table:style-name="ce3" office:value-type="string" calcext:value-type="string">
            <text:p>Dealerwitdaw '[20, "0.0000 SYS"]' -p useraaaaaaab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提取额度超过已有的balance额度</text:p>
          </table:table-cell>
          <table:table-cell table:style-name="ce3" office:value-type="string" calcext:value-type="string">
            <text:p>Dealerwitdaw '[20, "1000000000.0000 SYS"]' -p useraaaaaaab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changeprivat</text:p>
          </table:table-cell>
          <table:table-cell office:value-type="string" calcext:value-type="string">
            <text:p>正确参数验证</text:p>
          </table:table-cell>
          <table:table-cell office:value-type="string" calcext:value-type="string">
            <text:p>Changeprivat '[0, '20']' -p useraaaaaaab</text:p>
          </table:table-cell>
          <table:table-cell office:value-type="string" calcext:value-type="string">
            <text:p>gettable对应isprivate状态为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权限验证</text:p>
          </table:table-cell>
          <table:table-cell table:style-name="ce3" office:value-type="string" calcext:value-type="string">
            <text:p>Changeprivat '[0, '20']' -p useraaaaaaab</text:p>
          </table:table-cell>
          <table:table-cell office:value-type="string" calcext:value-type="string">
            <text:p>非此tableid的dealer调用会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isprivate是字符串</text:p>
          </table:table-cell>
          <table:table-cell table:style-name="ce3" office:value-type="string" calcext:value-type="string">
            <text:p>Changeprivat '[wls, '20']' -p useraaaaaaab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isprivate是负数</text:p>
          </table:table-cell>
          <table:table-cell table:style-name="ce3" office:value-type="string" calcext:value-type="string">
            <text:p>Changeprivat '[-1, '20']' -p useraaaaaaab</text:p>
          </table:table-cell>
          <table:table-cell office:value-type="string" calcext:value-type="string">
            <text:p>assert中断并打印错误信息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 calcext:value-type="string">
            <text:p>isprivate是非0和非1</text:p>
          </table:table-cell>
          <table:table-cell table:style-name="ce3" office:value-type="string" calcext:value-type="string">
            <text:p>Changeprivat '[3, '20']' -p useraaaaaaab</text:p>
          </table:table-cell>
          <table:table-cell table:style-name="ce3" office:value-type="string" calcext:value-type="string">
            <text:p>assert中断并打印错误信息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36:50.209901166</meta:creation-date>
    <dc:date>2019-02-28T15:16:20.800967848</dc:date>
    <meta:editing-duration>P14DT55M54S</meta:editing-duration>
    <meta:editing-cycles>40</meta:editing-cycles>
    <meta:generator>LibreOffice/5.1.6.2$Linux_X86_64 LibreOffice_project/10m0$Build-2</meta:generator>
    <meta:document-statistic meta:table-count="1" meta:cell-count="303" meta:object-count="0"/>
  </office:meta>
</office:document-meta>
</file>